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8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8665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Bedingung</text:p>
          </table:table-cell>
          <table:table-cell office:value-type="string" calcext:value-type="string">
            <text:p>Pun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l verschwindet und spawnt wieder neu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uerung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scor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ierigkeitsgra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ndernisblöcke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ups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lisio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 des Spiel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ktonalität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. Punkte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meta:creation-date>2022-03-04T09:26:28Z</meta:creation-date>
    <dc:date>2022-06-07T18:00:03.514049731</dc:date>
    <meta:editing-cycles>3</meta:editing-cycles>
    <meta:editing-duration>PT6M33S</meta:editing-duration>
    <meta:document-statistic meta:table-count="1" meta:cell-count="26" meta:object-count="0"/>
  </office:meta>
</office:document-meta>
</file>